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63" style:family="table">
      <style:table-properties style:width="16.103cm" fo:margin-left="0.46cm" fo:margin-right="0.436cm" table:align="margins" style:writing-mode="lr-tb"/>
    </style:style>
    <style:style style:name="Tabla63.A" style:family="table-column">
      <style:table-column-properties style:column-width="9.52cm" style:rel-column-width="38743*"/>
    </style:style>
    <style:style style:name="Tabla63.B" style:family="table-column">
      <style:table-column-properties style:column-width="6.583cm" style:rel-column-width="26792*"/>
    </style:style>
    <style:style style:name="Tabla63.1" style:family="table-row">
      <style:table-row-properties style:min-row-height="0.794cm" fo:keep-together="auto"/>
    </style:style>
    <style:style style:name="Tabla6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3.2" style:family="table-row">
      <style:table-row-properties fo:keep-together="auto"/>
    </style:style>
    <style:style style:name="Tabla63.3" style:family="table-row">
      <style:table-row-properties fo:keep-together="auto"/>
    </style:style>
    <style:style style:name="Tabla63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3.4" style:family="table-row">
      <style:table-row-properties fo:keep-together="auto"/>
    </style:style>
    <style:style style:name="Tabla63.5" style:family="table-row">
      <style:table-row-properties fo:keep-together="auto"/>
    </style:style>
    <style:style style:name="Tabla64" style:family="table">
      <style:table-properties style:width="16.182cm" fo:margin-left="0.381cm" fo:margin-right="0.436cm" table:align="margins" style:writing-mode="lr-tb"/>
    </style:style>
    <style:style style:name="Tabla64.A" style:family="table-column">
      <style:table-column-properties style:column-width="6.994cm" style:rel-column-width="28325*"/>
    </style:style>
    <style:style style:name="Tabla64.B" style:family="table-column">
      <style:table-column-properties style:column-width="9.188cm" style:rel-column-width="37210*"/>
    </style:style>
    <style:style style:name="Tabla64.1" style:family="table-row">
      <style:table-row-properties style:min-row-height="0.591cm" fo:keep-together="auto"/>
    </style:style>
    <style:style style:name="Tabla6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4.3" style:family="table-row">
      <style:table-row-properties fo:keep-together="auto"/>
    </style:style>
    <style:style style:name="Tabla64.4" style:family="table-row">
      <style:table-row-properties style:min-row-height="0.848cm" fo:keep-together="auto"/>
    </style:style>
    <style:style style:name="Tabla69" style:family="table">
      <style:table-properties style:width="16.155cm" fo:margin-left="0.407cm" fo:margin-right="0.436cm" table:align="margins" style:writing-mode="lr-tb"/>
    </style:style>
    <style:style style:name="Tabla69.A" style:family="table-column">
      <style:table-column-properties style:column-width="16.155cm" style:rel-column-width="65535*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9.2" style:family="table-row">
      <style:table-row-properties style:min-row-height="0.288cm" fo:keep-together="auto"/>
    </style:style>
    <style:style style:name="Tabla69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style:font-name="Arial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style:snap-to-layout-grid="false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6" style:family="paragraph" style:parent-style-name="Table_20_Contents">
      <style:paragraph-properties fo:text-align="justify" style:justify-single-word="false" style:snap-to-layout-grid="false"/>
      <style:text-properties style:use-window-font-color="true" style:font-name="Arial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Arial"/>
    </style:style>
    <style:style style:name="P8" style:family="paragraph" style:parent-style-name="Standard" style:master-page-name="Standard">
      <style:paragraph-properties fo:margin-top="0.3cm" fo:margin-bottom="0.3cm" fo:text-align="justify" style:justify-single-word="false" style:page-number="auto" fo:background-color="transparent" style:snap-to-layout-grid="false">
        <style:tab-stops/>
        <style:background-image/>
      </style:paragraph-properties>
      <style:text-properties fo:color="#000000" style:font-name="arial" fo:font-weight="bold" fo:background-color="transparent" style:font-weight-asian="bold" style:font-weight-complex="bold"/>
    </style:style>
    <style:style style:name="P9" style:family="paragraph" style:parent-style-name="Standard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weight="bold" style:font-weight-asian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14" style:family="paragraph" style:parent-style-name="UC_5f_NormalAzul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15" style:family="paragraph" style:parent-style-name="Table_20_Contents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Arial"/>
    </style:style>
    <style:style style:name="T7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style:font-name="Arial" fo:font-size="12pt" fo:font-weight="normal" style:font-weight-asian="normal" style:font-weight-complex="normal"/>
    </style:style>
    <style:style style:name="T9" style:family="text">
      <style:text-properties fo:color="#000000" style:font-name="Arial" fo:font-size="12pt" style:font-size-asian="12pt" style:font-size-complex="12pt"/>
    </style:style>
    <style:style style:name="T10" style:family="text">
      <style:text-properties fo:color="#000000" style:font-name="Arial" fo:font-weight="bold" style:font-weight-asian="bold"/>
    </style:style>
    <style:style style:name="T11" style:family="text">
      <style:text-properties fo:color="#000000" style:font-name="Arial" fo:font-weight="bold" style:font-weight-asian="bold" style:font-weight-complex="bold"/>
    </style:style>
    <style:style style:name="T12" style:family="text">
      <style:text-properties fo:color="#000000" style:font-name="Arial" fo:font-weight="normal" style:font-weight-asian="normal" style:font-weight-complex="normal"/>
    </style:style>
    <style:style style:name="T13" style:family="text">
      <style:text-properties fo:color="#000000" fo:font-size="12pt" fo:font-weight="bold" style:font-weight-asian="bold" style:font-weight-complex="normal"/>
    </style:style>
    <style:style style:name="T1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fo:font-size="12pt" fo:font-weight="normal" style:font-weight-asian="normal" style:font-weight-complex="normal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bold" style:font-weight-asian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style:font-name="arial"/>
    </style:style>
    <style:style style:name="T21" style:family="text">
      <style:text-properties fo:color="#000000" style:font-name="arial" fo:font-weight="bold" style:font-weight-asian="bold"/>
    </style:style>
    <style:style style:name="T22" style:family="text">
      <style:text-properties fo:color="#000000" style:font-name="arial" fo:font-weight="bold" style:font-weight-asian="bold" style:font-weight-complex="bold"/>
    </style:style>
    <style:style style:name="T23" style:family="text">
      <style:text-properties fo:color="#000000" style:font-name="arial" fo:font-weight="normal" style:font-weight-asian="normal" style:font-weight-complex="normal"/>
    </style:style>
    <style:style style:name="T24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000000" style:font-name="arial" fo:font-size="12pt" fo:font-weight="normal" style:font-weight-asian="normal" style:font-weight-complex="normal"/>
    </style:style>
    <style:style style:name="T26" style:family="text">
      <style:text-properties fo:color="#000000" style:font-name="arial" fo:font-size="12pt" style:font-size-asian="12pt" style:font-size-complex="12pt"/>
    </style:style>
    <style:style style:name="T27" style:family="text">
      <style:text-properties fo:color="#000000" style:font-name="arial" fo:font-size="12pt" fo:font-weight="bold" style:font-weight-asian="bold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dministrar Comité Cambios</text:p>
      <table:table table:name="Tabla63" table:style-name="Tabla63">
        <table:table-column table:style-name="Tabla63.A"/>
        <table:table-column table:style-name="Tabla63.B"/>
        <table:table-row table:style-name="Tabla63.1">
          <table:table-cell table:style-name="Tabla63.A1" office:value-type="string">
            <text:p text:style-name="P4"><text:span text:style-name="T21">Nombre del Caso de Uso: </text:span><text:span text:style-name="T23">Administrar Comité Cambios</text:span><text:span text:style-name="UC_5f_NormalAzul_20_Car"><text:span text:style-name="T23">.</text:span></text:span></text:p>
          </table:table-cell>
          <table:table-cell table:style-name="Tabla63.B1" office:value-type="string">
            <text:p text:style-name="P11">Nro. de Caso de Uso: CU 37</text:p>
          </table:table-cell>
        </table:table-row>
        <table:table-row table:style-name="Tabla63.2">
          <table:table-cell table:style-name="Tabla63.B1" table:number-columns-spanned="2" office:value-type="string">
            <text:p text:style-name="P4"><text:span text:style-name="T21">Actor Principal:</text:span><text:span text:style-name="T20"> Líder del Proyecto</text:span><text:span text:style-name="UC_5f_NormalAzul_20_Car"><text:span text:style-name="T20">.</text:span></text:span></text:p>
          </table:table-cell>
          <table:covered-table-cell/>
        </table:table-row>
        <table:table-row table:style-name="Tabla63.3">
          <table:table-cell table:style-name="Tabla63.A3" table:number-columns-spanned="2" office:value-type="string">
            <text:p text:style-name="P4"><text:span text:style-name="T21">Objetivo:</text:span><text:span text:style-name="T23"> </text:span><text:span text:style-name="UC_5f_NormalAzul_20_Car"><text:span text:style-name="T24">Acceder a la página de Administración de Comité Cambios.</text:span></text:span></text:p>
          </table:table-cell>
          <table:covered-table-cell/>
        </table:table-row>
        <table:table-row table:style-name="Tabla63.4">
          <table:table-cell table:style-name="Tabla63.A3" table:number-columns-spanned="2" office:value-type="string">
            <text:p text:style-name="P13"><text:span text:style-name="T3">Pre-Condiciones:</text:span> </text:p>
            <text:p text:style-name="P13">1 – Debe existir un usuario Líder del Proyecto actual, en el Sistema.</text:p>
            <text:p text:style-name="P2"><text:bookmark-start text:name="__DdeLink__21299_680155964"/><text:span text:style-name="UC_5f_NormalAzul_20_Car"><text:span text:style-name="T23">2 – El Líder del proyecto debe haber iniciado sesión exitosamente y estar con la sesión abierta.</text:span></text:span><text:bookmark-end text:name="__DdeLink__21299_680155964"/></text:p>
          </table:table-cell>
          <table:covered-table-cell/>
        </table:table-row>
        <table:table-row table:style-name="Tabla63.5">
          <table:table-cell table:style-name="Tabla63.A3" table:number-columns-spanned="2" office:value-type="string">
            <text:p text:style-name="P13"><text:span text:style-name="T3">Post- Condiciones:</text:span> </text:p>
            <text:p text:style-name="P2"><text:span text:style-name="UC_5f_NormalAzul_20_Car"><text:span text:style-name="T24">1 – Se accede a la página de Administración de Comité Cambios y el sistema lista las opciones de las operaciones que puede realizar</text:span></text:span><text:span text:style-name="UC_5f_NormalAzul_20_Car"><text:span text:style-name="T26">.</text:span></text:span></text:p>
          </table:table-cell>
          <table:covered-table-cell/>
        </table:table-row>
      </table:table>
      <text:p text:style-name="P12"/>
      <text:p text:style-name="P3"><text:span text:style-name="T27">Diagramas de casos de uso relacionados: </text:span><text:span text:style-name="UC_5f_NormalAzul_20_Car"><text:span text:style-name="T25">Diagrama de Casos de Uso de Módulo de Administración.</text:span></text:span></text:p>
      <text:p text:style-name="P3"><text:span text:style-name="UC_5f_NormalAzul_20_Car"><text:span text:style-name="T25"/></text:span></text:p>
      <table:table table:name="Tabla64" table:style-name="Tabla64">
        <table:table-column table:style-name="Tabla64.A"/>
        <table:table-column table:style-name="Tabla64.B"/>
        <table:table-row table:style-name="Tabla64.1">
          <table:table-cell table:style-name="Tabla64.A1" table:number-columns-spanned="2" office:value-type="string">
            <text:p text:style-name="P14">CURSO NORMAL (Camino Exitoso)</text:p>
            <text:p text:style-name="P10"/>
          </table:table-cell>
          <table:covered-table-cell/>
        </table:table-row>
        <table:table-row table:style-name="Tabla64.1">
          <table:table-cell table:style-name="Tabla64.A2" office:value-type="string">
            <text:p text:style-name="P11">Usuario</text:p>
          </table:table-cell>
          <table:table-cell table:style-name="Tabla64.A1" office:value-type="string">
            <text:p text:style-name="P11">Sistema</text:p>
          </table:table-cell>
        </table:table-row>
        <table:table-row table:style-name="Tabla64.3">
          <table:table-cell table:style-name="Tabla64.A2" office:value-type="string">
            <text:p text:style-name="P6"><text:span text:style-name="T23">1 – </text:span><text:span text:style-name="UC_5f_NormalAzul_20_Car"><text:span text:style-name="T24">El Líder solicita la página de Administración de Comité Cambios.</text:span></text:span></text:p>
          </table:table-cell>
          <table:table-cell table:style-name="Tabla64.A1" office:value-type="string">
            <text:p text:style-name="P7"><text:span text:style-name="T23">2 – </text:span><text:span text:style-name="UC_5f_NormalAzul_20_Car"><text:span text:style-name="T24">El sistema verifica los permisos del Líder.</text:span></text:span></text:p>
          </table:table-cell>
        </table:table-row>
        <table:table-row table:style-name="Tabla64.4">
          <table:table-cell table:style-name="Tabla64.A2" office:value-type="string">
            <text:p text:style-name="P15"/>
          </table:table-cell>
          <table:table-cell table:style-name="Tabla64.A1" office:value-type="string">
            <text:p text:style-name="P2"><text:span text:style-name="UC_5f_NormalAzul_20_Car"><text:span text:style-name="T24">3 – El sistema despliega la página con las opciones de Crear Comité de Cambios, Modificar Comité de Cambios y Consultar Comité de Cambios. El líder podrá acceder a una de las opciones.</text:span></text:span></text:p>
          </table:table-cell>
        </table:table-row>
      </table:table>
      <text:p text:style-name="P12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5"><text:span text:style-name="T22">Asociaciones de Extensión: </text:span><text:span text:style-name="UC_5f_NormalAzul_20_Car"><text:span text:style-name="T24">Crear Comité Cambios, Modificar Comité Cambios, y Consultar Comité Cambios.</text:span></text:span></text:p>
          </table:table-cell>
        </table:table-row>
        <table:table-row table:style-name="Tabla69.2">
          <table:table-cell table:style-name="Tabla69.A1" office:value-type="string">
            <text:p text:style-name="P13"><text:span text:style-name="T4">Asociaciones de Inclusión:</text:span> Consultar Rol.</text:p>
          </table:table-cell>
        </table:table-row>
        <table:table-row table:style-name="Tabla69.1">
          <table:table-cell table:style-name="Tabla69.A1" office:value-type="string">
            <text:p text:style-name="P13"><text:span text:style-name="T4">Casos de Uso donde se incluye:</text:span> Ninguno.</text:p>
          </table:table-cell>
        </table:table-row>
        <table:table-row table:style-name="Tabla69.1">
          <table:table-cell table:style-name="Tabla69.A1" office:value-type="string">
            <text:p text:style-name="P13"><text:span text:style-name="T4">Casos de Uso al que extiende:</text:span> Ninguno</text:p>
          </table:table-cell>
        </table:table-row>
        <table:table-row table:style-name="Tabla69.1">
          <table:table-cell table:style-name="Tabla69.A1" office:value-type="string">
            <text:p text:style-name="P13"><text:span text:style-name="T4">Caso de Uso de Generalización:</text:span> Ninguno.</text:p>
          </table:table-cell>
        </table:table-row>
        <table:table-row table:style-name="Tabla69.1">
          <table:table-cell table:style-name="Tabla69.A6" office:value-type="string">
            <text:p text:style-name="P13"><text:span text:style-name="T4">Requerimientos Funcionales Asociados:</text:span> Ninguno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0M21S</meta:editing-duration>
    <meta:editing-cycles>122</meta:editing-cycles>
    <meta:generator>LibreOffice/3.5$Linux_x86 LibreOffice_project/350m1$Build-2</meta:generator>
    <dc:date>2013-03-22T21:50:01</dc:date>
    <dc:creator>raquel </dc:creator>
    <meta:document-statistic meta:table-count="3" meta:image-count="0" meta:object-count="0" meta:page-count="1" meta:paragraph-count="24" meta:word-count="217" meta:character-count="1362" meta:non-whitespace-character-count="1166"/>
    <meta:user-defined meta:name="Info 1"/>
    <meta:user-defined meta:name="Info 2"/>
    <meta:user-defined meta:name="Info 3"/>
    <meta:user-defined meta:name="Info 4"/>
  </office:meta>
</office:document-meta>
</file>